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245.7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43.04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6.96pt"/>
    </style:style>
    <style:style style:name="co10" style:family="table-column">
      <style:table-column-properties fo:break-before="auto" style:column-width="238.76pt"/>
    </style:style>
    <style:style style:name="co11" style:family="table-column">
      <style:table-column-properties fo:break-before="auto" style:column-width="13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11pt" style:font-size-asian="11pt" fo:color="#000000" style:text-position="0% 100%" style:text-outline="false" fo:font-style="normal" style:text-line-through-type="none" style:text-underline-style="none" style:text-underline-color="font-color" fo:font-weight="normal" fo:font-size="11pt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1pt" style:font-size-asian="11pt" fo:color="#000000" style:text-position="0% 100%" style:text-outline="false" fo:font-style="normal" style:text-line-through-type="none" style:text-underline-style="none" style:text-underline-color="font-color" fo:font-weight="normal" fo:font-size="11pt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s total</text:p>
          </table:table-cell>
          <table:table-cell office:value-type="string" calcext:value-type="string">
            <text:p>Placing cost</text:p>
          </table:table-cell>
          <table:table-cell office:value-type="string" calcext:value-type="string">
            <text:p>extended par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71,R70,R63,R62,R58,R38,R17,R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859</text:p>
          </table:table-cell>
          <table:table-cell office:value-type="float" office:value="0.0022" calcext:value-type="float">
            <text:p>0.0022</text:p>
          </table:table-cell>
          <table:table-cell table:formula="of:=[.H2]*[.D2]" office:value-type="float" office:value="0.0176" calcext:value-type="float">
            <text:p>0.0176</text:p>
          </table:table-cell>
          <table:table-cell table:formula="of:=[.D2]*2*0.0015"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formula="of:=SUM([.I2:.K2])"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4,R23,R41,R18,R8,R77,R50,R55,R49,R27,R24,R60,R33,R37,R61,R6,R4</text:p>
          </table:table-cell>
          <table:table-cell office:value-type="string" calcext:value-type="string">
            <text:p>R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79</text:p>
          </table:table-cell>
          <table:table-cell office:value-type="float" office:value="0.0019" calcext:value-type="float">
            <text:p>0.0019</text:p>
          </table:table-cell>
          <table:table-cell table:formula="of:=[.H3]*[.D3]" office:value-type="float" office:value="0.0323" calcext:value-type="float">
            <text:p>0.0323</text:p>
          </table:table-cell>
          <table:table-cell table:formula="of:=[.D3]*2*0.0015"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table:formula="of:=SUM([.I3:.K3])" office:value-type="float" office:value="0.0833" calcext:value-type="float">
            <text:p>0.0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24,D19,D22,D15,D1,D7,D9,D10,D12,D17,D16,D21,D5,D11,D3,D2</text:p>
          </table:table-cell>
          <table:table-cell office:value-type="string" calcext:value-type="string">
            <text:p>SOT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9726</text:p>
          </table:table-cell>
          <table:table-cell office:value-type="float" office:value="0.023" calcext:value-type="float">
            <text:p>0.023</text:p>
          </table:table-cell>
          <table:table-cell table:formula="of:=[.H4]*[.D4]" office:value-type="float" office:value="0.368" calcext:value-type="float">
            <text:p>0.368</text:p>
          </table:table-cell>
          <table:table-cell table:formula="of:=[.D4]*3*0.0015"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formula="of:=SUM([.I4:.K4])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1,C4,C28,C8,C24,C17,C27,C14,C16,C20,C3,C23</text:p>
          </table:table-cell>
          <table:table-cell office:value-type="string" calcext:value-type="string">
            <text:p>C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20</text:p>
          </table:table-cell>
          <table:table-cell office:value-type="float" office:value="0.0078" calcext:value-type="float">
            <text:p>0.0078</text:p>
          </table:table-cell>
          <table:table-cell table:formula="of:=[.H5]*[.D5]" office:value-type="float" office:value="0.0936" calcext:value-type="float">
            <text:p>0.0936</text:p>
          </table:table-cell>
          <table:table-cell table:formula="of:=[.D5]*2*0.0015"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table:formula="of:=SUM([.I5:.K5])" office:value-type="float" office:value="0.1296" calcext:value-type="float">
            <text:p>0.12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4,R53,R52,R51,R48,R43,R40,R39,R78,R84,R76,R83,R85,R56,R34,R67</text:p>
          </table:table-cell>
          <table:table-cell office:value-type="string" calcext:value-type="string">
            <text:p>R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775</text:p>
          </table:table-cell>
          <table:table-cell office:value-type="float" office:value="0.0019" calcext:value-type="float">
            <text:p>0.0019</text:p>
          </table:table-cell>
          <table:table-cell table:formula="of:=[.H6]*[.D6]" office:value-type="float" office:value="0.0304" calcext:value-type="float">
            <text:p>0.0304</text:p>
          </table:table-cell>
          <table:table-cell table:formula="of:=[.D6]*2*0.0015"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formula="of:=SUM([.I6:.K6])" office:value-type="float" office:value="0.0784" calcext:value-type="float">
            <text:p>0.07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81,R90,R5,R92,R91,R80,R79,R16,R87,R59,R82,R89,R86,R88,R36,R11,R13,R14,R19,R66</text:p>
          </table:table-cell>
          <table:table-cell office:value-type="string" calcext:value-type="string">
            <text:p>R06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3</text:p>
          </table:table-cell>
          <table:table-cell office:value-type="float" office:value="0.0022" calcext:value-type="float">
            <text:p>0.0022</text:p>
          </table:table-cell>
          <table:table-cell table:formula="of:=[.H7]*[.D7]" office:value-type="float" office:value="0.044" calcext:value-type="float">
            <text:p>0.044</text:p>
          </table:table-cell>
          <table:table-cell table:formula="of:=[.D7]*2*0.0015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SUM([.I7:.K7])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2,Q1,Q7,Q6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44010</text:p>
          </table:table-cell>
          <table:table-cell office:value-type="float" office:value="0.0497" calcext:value-type="float">
            <text:p>0.0497</text:p>
          </table:table-cell>
          <table:table-cell table:formula="of:=[.H8]*[.D8]" office:value-type="float" office:value="0.1988" calcext:value-type="float">
            <text:p>0.1988</text:p>
          </table:table-cell>
          <table:table-cell table:formula="of:=[.D8]*2*0.0015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SUM([.I8:.K8])"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29,D28,D27,D26,D18,D13</text:p>
          </table:table-cell>
          <table:table-cell office:value-type="string" calcext:value-type="string">
            <text:p>LED-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38</text:p>
          </table:table-cell>
          <table:table-cell office:value-type="float" office:value="0.0243" calcext:value-type="float">
            <text:p>0.0243</text:p>
          </table:table-cell>
          <table:table-cell table:formula="of:=[.H9]*[.D9]" office:value-type="float" office:value="0.1458" calcext:value-type="float">
            <text:p>0.1458</text:p>
          </table:table-cell>
          <table:table-cell table:formula="of:=[.D9]*2*0.0015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SUM([.I9:.K9])" office:value-type="float" office:value="0.1638" calcext:value-type="float">
            <text:p>0.1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30,C32,C31,C29,C1,C2,C26,C9,C21,C25,C10,C13,C22,C19</text:p>
          </table:table-cell>
          <table:table-cell office:value-type="string" calcext:value-type="string">
            <text:p>C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663</text:p>
          </table:table-cell>
          <table:table-cell office:value-type="float" office:value="0.0071" calcext:value-type="float">
            <text:p>0.0071</text:p>
          </table:table-cell>
          <table:table-cell table:formula="of:=[.H10]*[.D10]" office:value-type="float" office:value="0.0994" calcext:value-type="float">
            <text:p>0.0994</text:p>
          </table:table-cell>
          <table:table-cell table:formula="of:=[.D10]*2*0.0015"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formula="of:=SUM([.I10:.K10])" office:value-type="float" office:value="0.1414" calcext:value-type="float">
            <text:p>0.1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,R68,R69,R12,R15,R65,R32,R35,R21</text:p>
          </table:table-cell>
          <table:table-cell office:value-type="string" calcext:value-type="string">
            <text:p>R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90</text:p>
          </table:table-cell>
          <table:table-cell office:value-type="float" office:value="0.003" calcext:value-type="float">
            <text:p>0.003</text:p>
          </table:table-cell>
          <table:table-cell table:formula="of:=[.H11]*[.D11]" office:value-type="float" office:value="0.027" calcext:value-type="float">
            <text:p>0.027</text:p>
          </table:table-cell>
          <table:table-cell table:formula="of:=[.D11]*2*0.0015"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table:formula="of:=SUM([.I11:.K11])"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90</text:p>
          </table:table-cell>
          <table:table-cell office:value-type="float" office:value="0.0021" calcext:value-type="float">
            <text:p>0.0021</text:p>
          </table:table-cell>
          <table:table-cell table:formula="of:=[.H12]*[.D12]" office:value-type="float" office:value="0.0021" calcext:value-type="float">
            <text:p>0.0021</text:p>
          </table:table-cell>
          <table:table-cell table:formula="of:=[.D12]*2*0.0015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SUM([.I12:.K12])"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1,R22,R42,R57,R1</text:p>
          </table:table-cell>
          <table:table-cell office:value-type="string" calcext:value-type="string">
            <text:p>R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6158</text:p>
          </table:table-cell>
          <table:table-cell office:value-type="float" office:value="0.0405" calcext:value-type="float">
            <text:p>0.0405</text:p>
          </table:table-cell>
          <table:table-cell table:formula="of:=[.H13]*[.D13]" office:value-type="float" office:value="0.2025" calcext:value-type="float">
            <text:p>0.2025</text:p>
          </table:table-cell>
          <table:table-cell table:formula="of:=[.D13]*2*0.0015"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formula="of:=SUM([.I13:.K13])" office:value-type="float" office:value="1.2175" calcext:value-type="float">
            <text:p>1.21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89</text:p>
          </table:table-cell>
          <table:table-cell office:value-type="float" office:value="0.0021" calcext:value-type="float">
            <text:p>0.0021</text:p>
          </table:table-cell>
          <table:table-cell table:formula="of:=[.H14]*[.D14]" office:value-type="float" office:value="0.0021" calcext:value-type="float">
            <text:p>0.0021</text:p>
          </table:table-cell>
          <table:table-cell table:formula="of:=[.D14]*2*0.0015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SUM([.I14:.K14])"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32,D31,D30,D20,D14,D4</text:p>
          </table:table-cell>
          <table:table-cell office:value-type="string" calcext:value-type="string">
            <text:p>D_S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856</text:p>
          </table:table-cell>
          <table:table-cell office:value-type="float" office:value="0.0112" calcext:value-type="float">
            <text:p>0.0112</text:p>
          </table:table-cell>
          <table:table-cell table:formula="of:=[.H15]*[.D15]" office:value-type="float" office:value="0.0672" calcext:value-type="float">
            <text:p>0.0672</text:p>
          </table:table-cell>
          <table:table-cell table:formula="of:=[.D15]*2*0.0015"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formula="of:=SUM([.I15:.K15])" office:value-type="float" office:value="1.0852" calcext:value-type="float">
            <text:p>1.08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787</text:p>
          </table:table-cell>
          <table:table-cell office:value-type="float" office:value="0.0019" calcext:value-type="float">
            <text:p>0.0019</text:p>
          </table:table-cell>
          <table:table-cell table:formula="of:=[.H16]*[.D16]" office:value-type="float" office:value="0.0019" calcext:value-type="float">
            <text:p>0.0019</text:p>
          </table:table-cell>
          <table:table-cell table:formula="of:=[.D16]*2*0.0015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SUM([.I16:.K16])" office:value-type="float" office:value="0.0049" calcext:value-type="float">
            <text:p>0.0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8</text:p>
          </table:table-cell>
          <table:table-cell office:value-type="float" office:value="0.0066" calcext:value-type="float">
            <text:p>0.0066</text:p>
          </table:table-cell>
          <table:table-cell table:formula="of:=[.H17]*[.D17]" office:value-type="float" office:value="0.0132" calcext:value-type="float">
            <text:p>0.0132</text:p>
          </table:table-cell>
          <table:table-cell table:formula="of:=[.D17]*2*0.0015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I17:.K17])"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2</text:p>
          </table:table-cell>
          <table:table-cell office:value-type="float" office:value="0.0022" calcext:value-type="float">
            <text:p>0.0022</text:p>
          </table:table-cell>
          <table:table-cell table:formula="of:=[.H18]*[.D18]" office:value-type="float" office:value="0.0022" calcext:value-type="float">
            <text:p>0.0022</text:p>
          </table:table-cell>
          <table:table-cell table:formula="of:=[.D18]*2*0.0015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SUM([.I18:.K18])" office:value-type="float" office:value="0.0052" calcext:value-type="float">
            <text:p>0.00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86</text:p>
          </table:table-cell>
          <table:table-cell/>
          <table:table-cell table:formula="of:=[.H19]*[.D19]" office:value-type="float" office:value="0" calcext:value-type="float">
            <text:p>0</text:p>
          </table:table-cell>
          <table:table-cell table:formula="of:=[.D19]*2*0.0015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SUM([.I19:.K19])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216</text:p>
          </table:table-cell>
          <table:table-cell/>
          <table:table-cell table:formula="of:=[.H20]*[.D20]" office:value-type="float" office:value="0" calcext:value-type="float">
            <text:p>0</text:p>
          </table:table-cell>
          <table:table-cell table:formula="of:=[.D20]*2*0.0015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formula="of:=SUM([.I20:.K20])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5,R9,R28,R46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62</text:p>
          </table:table-cell>
          <table:table-cell/>
          <table:table-cell table:formula="of:=[.H21]*[.D21]" office:value-type="float" office:value="0" calcext:value-type="float">
            <text:p>0</text:p>
          </table:table-cell>
          <table:table-cell table:formula="of:=[.D21]*2*0.0015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formula="of:=SUM([.I21:.K21]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6,R10,R29,R47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k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60</text:p>
          </table:table-cell>
          <table:table-cell/>
          <table:table-cell table:formula="of:=[.H22]*[.D22]" office:value-type="float" office:value="0" calcext:value-type="float">
            <text:p>0</text:p>
          </table:table-cell>
          <table:table-cell table:formula="of:=[.D22]*2*0.0015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formula="of:=SUM([.I22:.K22]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5,C6</text:p>
          </table:table-cell>
          <table:table-cell office:value-type="string" calcext:value-type="string">
            <text:p>C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585</text:p>
          </table:table-cell>
          <table:table-cell/>
          <table:table-cell office:value-type="float" office:value="0.0549" calcext:value-type="float">
            <text:p>0.0549</text:p>
          </table:table-cell>
          <table:table-cell table:formula="of:=[.D23]*2*0.0015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formula="of:=SUM([.I23:.K23])" office:value-type="float" office:value="0.0609" calcext:value-type="float">
            <text:p>0.060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([.D3:.D23])"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SUM([.L2:.L23])"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Setup cost board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ended parts</text:p>
          </table:table-cell>
          <table:table-cell table:number-columns-repeated="9"/>
          <table:table-cell table:formula="of:=SUM([.K2:.K23])" office:value-type="float" office:value="4" calcext:value-type="float">
            <text:p>4</text:p>
          </table:table-cell>
          <table:table-cell table:formula="of:=[.K28]*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ber of boards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L26]*[.K29]" office:value-type="float" office:value="29.4" calcext:value-type="float">
            <text:p>29.4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Total cost</text:p>
          </table:table-cell>
          <table:table-cell table:style-name="ce1" table:formula="of:=SUM([.L27:.L29])" office:value-type="float" office:value="48.4" calcext:value-type="float">
            <text:p>48.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19726</text:p>
          </table:table-cell>
          <table:table-cell table:number-columns-repeated="9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3" office:value-type="string" calcext:value-type="string">
            <text:p><text:span text:style-name="T1">LCSC Part #</text:span><text:span text:style-name="T2">（</text:span><text:span text:style-name="T3">optional</text:span><text:span text:style-name="T2">）</text:span></text:p>
          </table:table-cell>
        </table:table-row>
        <table:table-row table:style-name="ro1">
          <table:table-cell/>
          <table:table-cell table:formula="of:=[$BOM.B2]" office:value-type="string" office:string-value="R71,R70,R63,R62,R58,R38,R17,R7" calcext:value-type="string">
            <text:p>R71,R70,R63,R62,R58,R38,R17,R7</text:p>
          </table:table-cell>
          <table:table-cell office:value-type="string" calcext:value-type="string">
            <text:p>R0603</text:p>
          </table:table-cell>
          <table:table-cell table:formula="of:=[$BOM.G2]" office:value-type="string" office:string-value="C22859" calcext:value-type="string">
            <text:p>C22859</text:p>
          </table:table-cell>
        </table:table-row>
        <table:table-row table:style-name="ro1">
          <table:table-cell/>
          <table:table-cell table:formula="of:=[$BOM.B3]" office:value-type="string" office:string-value="R64,R23,R41,R18,R8,R77,R50,R55,R49,R27,R24,R60,R33,R37,R61,R6,R4" calcext:value-type="string">
            <text:p>R64,R23,R41,R18,R8,R77,R50,R55,R49,R27,R24,R60,R33,R37,R61,R6,R4</text:p>
          </table:table-cell>
          <table:table-cell table:formula="of:=[$BOM.C3]" office:value-type="string" office:string-value="R0603" calcext:value-type="string">
            <text:p>R0603</text:p>
          </table:table-cell>
          <table:table-cell table:formula="of:=[$BOM.G3]" office:value-type="string" office:string-value="C23179" calcext:value-type="string">
            <text:p>C23179</text:p>
          </table:table-cell>
        </table:table-row>
        <table:table-row table:style-name="ro1">
          <table:table-cell/>
          <table:table-cell table:formula="of:=[$BOM.B4]" office:value-type="string" office:string-value="D24,D19,D22,D15,D1,D7,D9,D10,D12,D17,D16,D21,D5,D11,D3,D2" calcext:value-type="string">
            <text:p>D24,D19,D22,D15,D1,D7,D9,D10,D12,D17,D16,D21,D5,D11,D3,D2</text:p>
          </table:table-cell>
          <table:table-cell table:formula="of:=[$BOM.C4]" office:value-type="string" office:string-value="SOT23" calcext:value-type="string">
            <text:p>SOT23</text:p>
          </table:table-cell>
          <table:table-cell table:formula="of:=[$BOM.G4]" office:value-type="string" office:string-value="C19726" calcext:value-type="string">
            <text:p>C19726</text:p>
          </table:table-cell>
        </table:table-row>
        <table:table-row table:style-name="ro1">
          <table:table-cell/>
          <table:table-cell table:formula="of:=[$BOM.B5]" office:value-type="string" office:string-value="C11,C4,C28,C8,C24,C17,C27,C14,C16,C20,C3,C23" calcext:value-type="string">
            <text:p>C11,C4,C28,C8,C24,C17,C27,C14,C16,C20,C3,C23</text:p>
          </table:table-cell>
          <table:table-cell table:formula="of:=[$BOM.C5]" office:value-type="string" office:string-value="C0603" calcext:value-type="string">
            <text:p>C0603</text:p>
          </table:table-cell>
          <table:table-cell table:formula="of:=[$BOM.G5]" office:value-type="string" office:string-value="C21120" calcext:value-type="string">
            <text:p>C21120</text:p>
          </table:table-cell>
        </table:table-row>
        <table:table-row table:style-name="ro1">
          <table:table-cell/>
          <table:table-cell table:formula="of:=[$BOM.B6]" office:value-type="string" office:string-value="R54,R53,R52,R51,R48,R43,R40,R39,R78,R84,R76,R83,R85,R56,R34,R67" calcext:value-type="string">
            <text:p>R54,R53,R52,R51,R48,R43,R40,R39,R78,R84,R76,R83,R85,R56,R34,R67</text:p>
          </table:table-cell>
          <table:table-cell table:formula="of:=[$BOM.C6]" office:value-type="string" office:string-value="R0603" calcext:value-type="string">
            <text:p>R0603</text:p>
          </table:table-cell>
          <table:table-cell table:formula="of:=[$BOM.G6]" office:value-type="string" office:string-value="C22775" calcext:value-type="string">
            <text:p>C22775</text:p>
          </table:table-cell>
        </table:table-row>
        <table:table-row table:style-name="ro1">
          <table:table-cell/>
          <table:table-cell table:formula="of:=[$BOM.B7]" office:value-type="string" office:string-value="R81,R90,R5,R92,R91,R80,R79,R16,R87,R59,R82,R89,R86,R88,R36,R11,R13,R14,R19,R66" calcext:value-type="string">
            <text:p>R81,R90,R5,R92,R91,R80,R79,R16,R87,R59,R82,R89,R86,R88,R36,R11,R13,R14,R19,R66</text:p>
          </table:table-cell>
          <table:table-cell table:formula="of:=[$BOM.C7]" office:value-type="string" office:string-value="R0603" calcext:value-type="string">
            <text:p>R0603</text:p>
          </table:table-cell>
          <table:table-cell table:formula="of:=[$BOM.G7]" office:value-type="string" office:string-value="C25803" calcext:value-type="string">
            <text:p>C25803</text:p>
          </table:table-cell>
        </table:table-row>
        <table:table-row table:style-name="ro1">
          <table:table-cell/>
          <table:table-cell table:formula="of:=[$BOM.B8]" office:value-type="string" office:string-value="Q12,Q1,Q7,Q6" calcext:value-type="string">
            <text:p>Q12,Q1,Q7,Q6</text:p>
          </table:table-cell>
          <table:table-cell table:formula="of:=[$BOM.C8]" office:value-type="string" office:string-value="SOT-23" calcext:value-type="string">
            <text:p>SOT-23</text:p>
          </table:table-cell>
          <table:table-cell table:formula="of:=[$BOM.G8]" office:value-type="string" office:string-value="C344010" calcext:value-type="string">
            <text:p>C344010</text:p>
          </table:table-cell>
        </table:table-row>
        <table:table-row table:style-name="ro1">
          <table:table-cell/>
          <table:table-cell table:formula="of:=[$BOM.B9]" office:value-type="string" office:string-value="D29,D28,D27,D26,D18,D13" calcext:value-type="string">
            <text:p>D29,D28,D27,D26,D18,D13</text:p>
          </table:table-cell>
          <table:table-cell table:formula="of:=[$BOM.C9]" office:value-type="string" office:string-value="LED-0603" calcext:value-type="string">
            <text:p>LED-0603</text:p>
          </table:table-cell>
          <table:table-cell table:formula="of:=[$BOM.G9]" office:value-type="string" office:string-value="C72038" calcext:value-type="string">
            <text:p>C72038</text:p>
          </table:table-cell>
        </table:table-row>
        <table:table-row table:style-name="ro1">
          <table:table-cell/>
          <table:table-cell table:formula="of:=[$BOM.B10]" office:value-type="string" office:string-value="C30,C32,C31,C29,C1,C2,C26,C9,C21,C25,C10,C13,C22,C19" calcext:value-type="string">
            <text:p>C30,C32,C31,C29,C1,C2,C26,C9,C21,C25,C10,C13,C22,C19</text:p>
          </table:table-cell>
          <table:table-cell table:formula="of:=[$BOM.C10]" office:value-type="string" office:string-value="C0603" calcext:value-type="string">
            <text:p>C0603</text:p>
          </table:table-cell>
          <table:table-cell table:formula="of:=[$BOM.G10]" office:value-type="string" office:string-value="C14663" calcext:value-type="string">
            <text:p>C14663</text:p>
          </table:table-cell>
        </table:table-row>
        <table:table-row table:style-name="ro1">
          <table:table-cell/>
          <table:table-cell table:formula="of:=[$BOM.B11]" office:value-type="string" office:string-value="R3,R68,R69,R12,R15,R65,R32,R35,R21" calcext:value-type="string">
            <text:p>R3,R68,R69,R12,R15,R65,R32,R35,R21</text:p>
          </table:table-cell>
          <table:table-cell table:formula="of:=[$BOM.C11]" office:value-type="string" office:string-value="R0603" calcext:value-type="string">
            <text:p>R0603</text:p>
          </table:table-cell>
          <table:table-cell table:formula="of:=[$BOM.G11]" office:value-type="string" office:string-value="C21190" calcext:value-type="string">
            <text:p>C21190</text:p>
          </table:table-cell>
        </table:table-row>
        <table:table-row table:style-name="ro1">
          <table:table-cell/>
          <table:table-cell table:formula="of:=[$BOM.B12]" office:value-type="string" office:string-value="R30" calcext:value-type="string">
            <text:p>R30</text:p>
          </table:table-cell>
          <table:table-cell table:formula="of:=[$BOM.C12]" office:value-type="string" office:string-value="R0603" calcext:value-type="string">
            <text:p>R0603</text:p>
          </table:table-cell>
          <table:table-cell table:formula="of:=[$BOM.G12]" office:value-type="string" office:string-value="C21190" calcext:value-type="string">
            <text:p>C21190</text:p>
          </table:table-cell>
        </table:table-row>
        <table:table-row table:style-name="ro1">
          <table:table-cell/>
          <table:table-cell table:formula="of:=[$BOM.B13]" office:value-type="string" office:string-value="R31,R22,R42,R57,R1" calcext:value-type="string">
            <text:p>R31,R22,R42,R57,R1</text:p>
          </table:table-cell>
          <table:table-cell table:formula="of:=[$BOM.C13]" office:value-type="string" office:string-value="R0603" calcext:value-type="string">
            <text:p>R0603</text:p>
          </table:table-cell>
          <table:table-cell table:formula="of:=[$BOM.G13]" office:value-type="string" office:string-value="C126158" calcext:value-type="string">
            <text:p>C126158</text:p>
          </table:table-cell>
        </table:table-row>
        <table:table-row table:style-name="ro1">
          <table:table-cell/>
          <table:table-cell table:formula="of:=[$BOM.B14]" office:value-type="string" office:string-value="R20" calcext:value-type="string">
            <text:p>R20</text:p>
          </table:table-cell>
          <table:table-cell table:formula="of:=[$BOM.C14]" office:value-type="string" office:string-value="R0603" calcext:value-type="string">
            <text:p>R0603</text:p>
          </table:table-cell>
          <table:table-cell table:formula="of:=[$BOM.G14]" office:value-type="string" office:string-value="C21189" calcext:value-type="string">
            <text:p>C21189</text:p>
          </table:table-cell>
        </table:table-row>
        <table:table-row table:style-name="ro1">
          <table:table-cell/>
          <table:table-cell table:formula="of:=[$BOM.B15]" office:value-type="string" office:string-value="D32,D31,D30,D20,D14,D4" calcext:value-type="string">
            <text:p>D32,D31,D30,D20,D14,D4</text:p>
          </table:table-cell>
          <table:table-cell table:formula="of:=[$BOM.C15]" office:value-type="string" office:string-value="D_SMA" calcext:value-type="string">
            <text:p>D_SMA</text:p>
          </table:table-cell>
          <table:table-cell table:formula="of:=[$BOM.G15]" office:value-type="string" office:string-value="C110856" calcext:value-type="string">
            <text:p>C110856</text:p>
          </table:table-cell>
        </table:table-row>
        <table:table-row table:style-name="ro1">
          <table:table-cell/>
          <table:table-cell table:formula="of:=[$BOM.B16]" office:value-type="string" office:string-value="R74" calcext:value-type="string">
            <text:p>R74</text:p>
          </table:table-cell>
          <table:table-cell table:formula="of:=[$BOM.C16]" office:value-type="string" office:string-value="R0603" calcext:value-type="string">
            <text:p>R0603</text:p>
          </table:table-cell>
          <table:table-cell table:formula="of:=[$BOM.G16]" office:value-type="string" office:string-value="C22787" calcext:value-type="string">
            <text:p>C22787</text:p>
          </table:table-cell>
        </table:table-row>
        <table:table-row table:style-name="ro1">
          <table:table-cell/>
          <table:table-cell table:formula="of:=[$BOM.B17]" office:value-type="string" office:string-value="C7,C5" calcext:value-type="string">
            <text:p>C7,C5</text:p>
          </table:table-cell>
          <table:table-cell table:formula="of:=[$BOM.C17]" office:value-type="string" office:string-value="C0603" calcext:value-type="string">
            <text:p>C0603</text:p>
          </table:table-cell>
          <table:table-cell table:formula="of:=[$BOM.G17]" office:value-type="string" office:string-value="C1588" calcext:value-type="string">
            <text:p>C1588</text:p>
          </table:table-cell>
        </table:table-row>
        <table:table-row table:style-name="ro1">
          <table:table-cell/>
          <table:table-cell table:formula="of:=[$BOM.B18]" office:value-type="string" office:string-value="R75" calcext:value-type="string">
            <text:p>R75</text:p>
          </table:table-cell>
          <table:table-cell table:formula="of:=[$BOM.C18]" office:value-type="string" office:string-value="R0603" calcext:value-type="string">
            <text:p>R0603</text:p>
          </table:table-cell>
          <table:table-cell table:formula="of:=[$BOM.G18]" office:value-type="string" office:string-value="C22962" calcext:value-type="string">
            <text:p>C22962</text:p>
          </table:table-cell>
        </table:table-row>
        <table:table-row table:style-name="ro1">
          <table:table-cell/>
          <table:table-cell table:formula="of:=[$BOM.B19]" office:value-type="string" office:string-value="R45" calcext:value-type="string">
            <text:p>R45</text:p>
          </table:table-cell>
          <table:table-cell table:formula="of:=[$BOM.C19]" office:value-type="string" office:string-value="R0603" calcext:value-type="string">
            <text:p>R0603</text:p>
          </table:table-cell>
          <table:table-cell table:formula="of:=[$BOM.G19]" office:value-type="string" office:string-value="C23186" calcext:value-type="string">
            <text:p>C23186</text:p>
          </table:table-cell>
        </table:table-row>
        <table:table-row table:style-name="ro1">
          <table:table-cell/>
          <table:table-cell table:formula="of:=[$BOM.B20]" office:value-type="string" office:string-value="R44" calcext:value-type="string">
            <text:p>R44</text:p>
          </table:table-cell>
          <table:table-cell table:formula="of:=[$BOM.C20]" office:value-type="string" office:string-value="R0603" calcext:value-type="string">
            <text:p>R0603</text:p>
          </table:table-cell>
          <table:table-cell table:formula="of:=[$BOM.G20]" office:value-type="string" office:string-value="C4216" calcext:value-type="string">
            <text:p>C4216</text:p>
          </table:table-cell>
        </table:table-row>
        <table:table-row table:style-name="ro1">
          <table:table-cell/>
          <table:table-cell table:formula="of:=[$BOM.B21]" office:value-type="string" office:string-value="R25,R9,R28,R46" calcext:value-type="string">
            <text:p>R25,R9,R28,R46</text:p>
          </table:table-cell>
          <table:table-cell table:formula="of:=[$BOM.C21]" office:value-type="string" office:string-value="R0603" calcext:value-type="string">
            <text:p>R0603</text:p>
          </table:table-cell>
          <table:table-cell table:formula="of:=[$BOM.G21]" office:value-type="string" office:string-value="C23162" calcext:value-type="string">
            <text:p>C23162</text:p>
          </table:table-cell>
        </table:table-row>
        <table:table-row table:style-name="ro1">
          <table:table-cell/>
          <table:table-cell table:formula="of:=[$BOM.B22]" office:value-type="string" office:string-value="R26,R10,R29,R47" calcext:value-type="string">
            <text:p>R26,R10,R29,R47</text:p>
          </table:table-cell>
          <table:table-cell table:formula="of:=[$BOM.C22]" office:value-type="string" office:string-value="R0603" calcext:value-type="string">
            <text:p>R0603</text:p>
          </table:table-cell>
          <table:table-cell table:formula="of:=[$BOM.G22]" office:value-type="string" office:string-value="C23260" calcext:value-type="string">
            <text:p>C23260</text:p>
          </table:table-cell>
        </table:table-row>
        <table:table-row table:style-name="ro1">
          <table:table-cell/>
          <table:table-cell table:formula="of:=[$BOM.B23]" office:value-type="string" office:string-value="C15,C6" calcext:value-type="string">
            <text:p>C15,C6</text:p>
          </table:table-cell>
          <table:table-cell table:formula="of:=[$BOM.C23]" office:value-type="string" office:string-value="C1206" calcext:value-type="string">
            <text:p>C1206</text:p>
          </table:table-cell>
          <table:table-cell table:formula="of:=[$BOM.G23]" office:value-type="string" office:string-value="C13585" calcext:value-type="string">
            <text:p>C13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￥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22:14:16.449787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5T22:40:40.709631718</dc:date>
    <dc:creator>Tjeerd Hoogendijk</dc:creator>
    <meta:editing-duration>PT1H33M41S</meta:editing-duration>
    <meta:editing-cycles>11</meta:editing-cycles>
    <meta:generator>LibreOffice/6.0.7.3$Linux_X86_64 LibreOffice_project/00m0$Build-3</meta:generator>
    <meta:document-statistic meta:table-count="2" meta:cell-count="355" meta:object-count="0"/>
  </office:meta>
</office:document-meta>
</file>